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e4" style:family="table">
      <style:table-properties style:width="6.9in" table:align="margins" fo:keep-with-next="always"/>
    </style:style>
    <style:style style:name="Table4.A" style:family="table-column">
      <style:table-column-properties style:column-width="6.9in" style:rel-column-width="65535*"/>
    </style:style>
    <style:style style:name="Table4.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2.3035in" style:rel-column-width="21796*"/>
    </style:style>
    <style:style style:name="Table5.B" style:family="table-column">
      <style:table-column-properties style:column-width="4.6215in" style:rel-column-width="4373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6" style:family="table">
      <style:table-properties style:width="6.925in" table:align="margins" fo:keep-with-next="alway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hadow="none"/>
    </style:style>
    <style:style style:name="Table7.A" style:family="table-column">
      <style:table-column-properties style:column-width="1.1826in" style:rel-column-width="11194*"/>
    </style:style>
    <style:style style:name="Table7.B" style:family="table-column">
      <style:table-column-properties style:column-width="5.7424in" style:rel-column-width="54341*"/>
    </style:style>
    <style:style style:name="Table7.1" style:family="table-row">
      <style:table-row-properties style:keep-together="false"/>
    </style:style>
    <style:style style:name="Table7.A1" style:family="table-cell">
      <style:table-cell-properties fo:padding="0in" fo:border="none"/>
    </style:style>
    <style:style style:name="Table7.B1" style:family="table-cell">
      <style:table-cell-properties fo:background-color="transparent" fo:padding="0in" fo:border="none">
        <style:background-image/>
      </style:table-cell-properties>
    </style:style>
    <style:style style:name="Table8" style:family="table">
      <style:table-properties style:width="6.925in" table:align="margins" fo:keep-with-next="alway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1.1826in" style:rel-column-width="11194*"/>
    </style:style>
    <style:style style:name="Table1.B" style:family="table-column">
      <style:table-column-properties style:column-width="5.7424in" style:rel-column-width="54341*"/>
    </style:style>
    <style:style style:name="Table1.1" style:family="table-row">
      <style:table-row-properties style:keep-together="false"/>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2.3111in" style:rel-column-width="21869*"/>
    </style:style>
    <style:style style:name="Table10.B" style:family="table-column">
      <style:table-column-properties style:column-width="4.6139in" style:rel-column-width="43666*"/>
    </style:style>
    <style:style style:name="Table10.1" style:family="table-row">
      <style:table-row-properties style:keep-together="false"/>
    </style:style>
    <style:style style:name="Table11" style:family="table">
      <style:table-properties style:width="6.925in" table:align="margins" fo:keep-with-next="alway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2.3111in" style:rel-column-width="21869*"/>
    </style:style>
    <style:style style:name="Table2.B" style:family="table-column">
      <style:table-column-properties style:column-width="4.6139in" style:rel-column-width="43666*"/>
    </style:style>
    <style:style style:name="Table2.1" style:family="table-row">
      <style:table-row-properties style:keep-together="false"/>
    </style:style>
    <style:style style:name="Table12" style:family="table">
      <style:table-properties style:width="6.925in" table:align="margins" fo:keep-with-next="always"/>
    </style:style>
    <style:style style:name="Table12.A" style:family="table-column">
      <style:table-column-properties style:column-width="3.4625in" style:rel-column-width="32767*"/>
    </style:style>
    <style:style style:name="Table12.1" style:family="table-row">
      <style:table-row-properties style:keep-together="false"/>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B_5f_ListBullet" style:list-style-name="List_20_1"/>
    <style:style style:name="P5" style:family="paragraph" style:parent-style-name="Standard">
      <style:text-properties fo:font-size="10pt" style:font-size-asian="10pt" style:font-size-complex="10pt"/>
    </style:style>
    <style:style style:name="T1" style:family="text" style:parent-style-name="Code_20_in_20_Text">
      <style:text-properties style:font-name="Courier New2"/>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the Java Messaging System</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Basic Endpoint Configuration|outline" text:style-name="Default" text:visited-style-name="Default">Basic Endpoint Configuration<text:tab/>1</text:a></text:p>
          <text:p text:style-name="P3"><text:a xlink:type="simple" xlink:href="#2.1.WSDL Namespace|outline" text:style-name="Default" text:visited-style-name="Default">WSDL Namespace<text:tab/>1</text:a></text:p>
          <text:p text:style-name="P3"><text:a xlink:type="simple" xlink:href="#2.2.The address Element|outline" text:style-name="Default" text:visited-style-name="Default">The address Element<text:tab/>1</text:a></text:p>
          <text:p text:style-name="P3"><text:a xlink:type="simple" xlink:href="#2.3.The JMSNamingProperties Element|outline" text:style-name="Default" text:visited-style-name="Default">The JMSNamingProperties Element<text:tab/>2</text:a></text:p>
          <text:p text:style-name="P3"><text:a xlink:type="simple" xlink:href="#2.4.Using a Named Reply Destination|outline" text:style-name="Default" text:visited-style-name="Default">Using a Named Reply Destination<text:tab/>3</text:a></text:p>
          <text:p text:style-name="P3"><text:a xlink:type="simple" xlink:href="#2.5.Example|outline" text:style-name="Default" text:visited-style-name="Default">Example<text:tab/>3</text:a></text:p>
          <text:p text:style-name="P2"><text:a xlink:type="simple" xlink:href="#3.Consumer Endpoint Configuration|outline" text:style-name="Default" text:visited-style-name="Default">Consumer Endpoint Configuration<text:tab/>3</text:a></text:p>
          <text:p text:style-name="P3"><text:a xlink:type="simple" xlink:href="#3.1.Using Celtix Configuration|outline" text:style-name="Default" text:visited-style-name="Default">Using Celtix Configuration<text:tab/>4</text:a></text:p>
          <text:p text:style-name="P3"><text:a xlink:type="simple" xlink:href="#3.2.Using WSDL|outline" text:style-name="Default" text:visited-style-name="Default">Using WSDL<text:tab/>4</text:a></text:p>
          <text:p text:style-name="P2"><text:a xlink:type="simple" xlink:href="#4.Service Endpoint Configuration|outline" text:style-name="Default" text:visited-style-name="Default">Service Endpoint Configuration<text:tab/>5</text:a></text:p>
          <text:p text:style-name="P3"><text:a xlink:type="simple" xlink:href="#4.1.Using Celtix Configuration|outline" text:style-name="Default" text:visited-style-name="Default">Using Celtix Configuration<text:tab/>5</text:a></text:p>
          <text:p text:style-name="P3"><text:a xlink:type="simple" xlink:href="#4.2.Using WSDL|outline" text:style-name="Default" text:visited-style-name="Default">Using WSDL<text:tab/>6</text:a></text:p>
          <text:p text:style-name="P2"><text:a xlink:type="simple" xlink:href="#5.Using the JMS Context|outline" text:style-name="Default" text:visited-style-name="Default">Using the JMS Context<text:tab/>6</text:a></text:p>
          <text:p text:style-name="P3"><text:a xlink:type="simple" xlink:href="#5.1.Inspecting JMS Properties|outline" text:style-name="Default" text:visited-style-name="Default">Inspecting JMS Properties<text:tab/>6</text:a></text:p>
          <text:p text:style-name="P3"><text:a xlink:type="simple" xlink:href="#5.2.Setting JMS Properties|outline" text:style-name="Default" text:visited-style-name="Default">Setting JMS Properties<text:tab/>7</text:a></text:p>
        </text:index-body>
      </text:table-of-content>
      <text:h text:style-name="S_5f_Section" text:outline-level="1">Overview</text:h>
      <text:p text:style-name="N_5f_Normal">Celtix provides a transport plug-in that enables endpoints to use Java Messaging System (JMS) queues and topics. Celtix’s JMS transport plug-in uses the Java Naming and Directory Interface (JNDI) to locate and obtain references to the JMS provider that brokers for the JMS destinations. Once Celtix has established a connection to a JMS provider, Celtix supports the passing of messages packaged as either a JMS <text:span text:style-name="Code_20_in_20_Text">ObjectMessage</text:span> or a JMS <text:span text:style-name="Code_20_in_20_Text">TextMessage</text:span>.</text:p>
      <text:h text:style-name="S_5f_Section" text:outline-level="1">Basic Endpoint Configuration</text:h>
      <text:p text:style-name="N_5f_Normal">JMS endpoints need to know certain basic information about how to establish a connection to the proper destination. This information is provided using the <text:span text:style-name="Code_20_in_20_Text">jms:address</text:span> element and its child, the <text:span text:style-name="Code_20_in_20_Text">jms:JMSNamingProperties</text:span> element. The <text:span text:style-name="Code_20_in_20_Text">jms:address</text:span> element’s attributes specify the information needed to identify the JMS broker and the destination. The <text:span text:style-name="Code_20_in_20_Text">jms:JMSNamingProperties</text:span> element specifies the Java properties used to connect to the JNDI service.</text:p>
      <text:h text:style-name="SS_5f_Subsection" text:outline-level="2">WSDL Namespace</text:h>
      <text:p text:style-name="N_5f_Normal">The WSDL extensions for defining a JMS endpoint are defined in the namespace <text:span text:style-name="Code_20_in_20_Text">http://celtix.objectweb.org/transports/jms</text:span>. In order to use the JMS extensions you will need to add the line shown in <text:sequence-ref text:reference-format="category-and-value" text:ref-name="refText0">Text 1</text:sequence-ref> to the <text:span text:style-name="Code_20_in_20_Text">definitions</text:span> element of your contract.</text:p>
      <table:table table:name="Table4" table:style-name="Table4">
        <table:table-column table:style-name="Table4.A"/>
        <table:table-row>
          <table:table-cell table:style-name="Table4.A1" office:value-type="string">
            <text:p text:style-name="C_5f_Code">xmlns:jms="http://celtix.objectweb.org/transports/jms"</text:p>
          </table:table-cell>
        </table:table-row>
      </table:table>
      <text:p text:style-name="Text">Text <text:sequence text:ref-name="refText0" text:name="Text" text:formula="ooow:Text+1" style:num-format="1">1</text:sequence>: JMS Extension Namespace</text:p>
      <text:h text:style-name="SS_5f_Subsection" text:outline-level="2">The address Element</text:h>
      <text:p text:style-name="N_5f_Normal">The basic configuration for a JMS endpoint is done by using a <text:span text:style-name="Code_20_in_20_Text">jms:address</text:span> element as the child of your service’s <text:span text:style-name="Code_20_in_20_Text">port</text:span> element. The <text:span text:style-name="Code_20_in_20_Text">jms:address</text:span> element uses the attributes described in <text:sequence-ref text:reference-format="category-and-value" text:ref-name="refTable0">Table 1</text:sequence-ref> to configure the connection to the JMS broker.</text:p>
      <table:table table:name="Table5" table:style-name="Table5">
        <table:table-column table:style-name="Table5.A"/>
        <table:table-column table:style-name="Table5.B"/>
        <table:table-header-rows>
          <table:table-row>
            <table:table-cell table:style-name="Table5.A1" office:value-type="string">
              <text:p text:style-name="Table_20_Heading">Attribute</text:p>
            </table:table-cell>
            <table:table-cell table:style-name="Table5.B1" office:value-type="string">
              <text:p text:style-name="Table_20_Heading">Description</text:p>
            </table:table-cell>
          </table:table-row>
        </table:table-header-rows>
        <table:table-row>
          <table:table-cell table:style-name="Table5.A2" office:value-type="string">
            <text:p text:style-name="N_5f_Normal"><text:span text:style-name="Code_20_in_20_Text">destinationStyle</text:span></text:p>
          </table:table-cell>
          <table:table-cell table:style-name="Table5.B2" office:value-type="string">
            <text:p text:style-name="N_5f_Normal">Specifies if the JMS destination is a JMS queue or a JMS topic.</text:p>
          </table:table-cell>
        </table:table-row>
        <table:table-row>
          <table:table-cell table:style-name="Table5.A2" office:value-type="string">
            <text:p text:style-name="N_5f_Normal"><text:span text:style-name="Code_20_in_20_Text">jndiConnectionFactoryName</text:span></text:p>
          </table:table-cell>
          <table:table-cell table:style-name="Table5.B2" office:value-type="string">
            <text:p text:style-name="N_5f_Normal">Specifies the JNDI name bound to the JMS connection factory to use when connecting to the JMS destination.</text:p>
          </table:table-cell>
        </table:table-row>
        <table:table-row>
          <table:table-cell table:style-name="Table5.A2" office:value-type="string">
            <text:p text:style-name="N_5f_Normal"><text:span text:style-name="Code_20_in_20_Text">jndiDestinationName</text:span></text:p>
          </table:table-cell>
          <table:table-cell table:style-name="Table5.B2" office:value-type="string">
            <text:p text:style-name="N_5f_Normal">Specifies the JNDI name bound to the JMS destination to which requests are sent.</text:p>
          </table:table-cell>
        </table:table-row>
        <table:table-row>
          <table:table-cell table:style-name="Table5.A2" office:value-type="string">
            <text:p text:style-name="N_5f_Normal"><text:span text:style-name="Code_20_in_20_Text">jndiReplyDestinationName</text:span></text:p>
          </table:table-cell>
          <table:table-cell table:style-name="Table5.B2" office:value-type="string">
            <text:p text:style-name="N_5f_Normal">Specifies the JNDI name bound to the JMS destinations where replies are sent. This attribute allows you to use a user defined destination for replies. For more details see <text:a xlink:type="simple" xlink:href="#0.0.Using a Named Reply Destination|outline">Using a Named Reply Destination</text:a>.</text:p>
          </table:table-cell>
        </table:table-row>
        <table:table-row>
          <table:table-cell table:style-name="Table5.A2" office:value-type="string">
            <text:p text:style-name="N_5f_Normal"><text:span text:style-name="Code_20_in_20_Text">connectionUserName</text:span></text:p>
          </table:table-cell>
          <table:table-cell table:style-name="Table5.B2" office:value-type="string">
            <text:p text:style-name="N_5f_Normal">Specifies the username to use when connecting to a JMS broker.</text:p>
          </table:table-cell>
        </table:table-row>
        <table:table-row>
          <table:table-cell table:style-name="Table5.A2" office:value-type="string">
            <text:p text:style-name="N_5f_Normal"><text:span text:style-name="Code_20_in_20_Text">connectionPassword</text:span></text:p>
          </table:table-cell>
          <table:table-cell table:style-name="Table5.B2" office:value-type="string">
            <text:p text:style-name="N_5f_Normal">Specifies the password to use when connecting to a JMS broker.</text:p>
          </table:table-cell>
        </table:table-row>
      </table:table>
      <text:p text:style-name="Table">Table <text:sequence text:ref-name="refTable0" text:name="Table" text:formula="ooow:Table+1" style:num-format="1">1</text:sequence>: JMS Endpoint Attributes</text:p>
      <text:h text:style-name="SS_5f_Subsection" text:outline-level="2">The JMSNamingProperties Element</text:h>
      <text:p text:style-name="N_5f_Normal">To increase interoperability with JMS and JNDI providers, the <text:span text:style-name="Code_20_in_20_Text">jms:address</text:span> element has a child element, <text:span text:style-name="Code_20_in_20_Text">jms:JMSNamingProperties</text:span>, that allows you to specify the values used to populate the properties used when connecting to the JNDI provider. The <text:span text:style-name="Code_20_in_20_Text">jms:JMSNamingProperties</text:span> element has two attributes: <text:span text:style-name="Code_20_in_20_Text">name</text:span> and <text:span text:style-name="Code_20_in_20_Text">value</text:span>. The <text:span text:style-name="Code_20_in_20_Text">name</text:span> attribute specifies the name of the property to set. The <text:span text:style-name="Code_20_in_20_Text">value</text:span> attribute specifies the value for the specified property. <text:span text:style-name="Code_20_in_20_Text">jms:JMSNamingProperties</text:span> element can also be used for specification of provider specific properties.</text:p>
      <text:p text:style-name="N_5f_Normal">The following is a list of common JNDI properties that can be set:</text:p>
      <text:list text:style-name="List_20_1">
        <text:list-item>
          <text:p text:style-name="LB_5f_ListBullet"><text:span text:style-name="Code_20_in_20_Text">java.naming.factory.initial</text:span></text:p>
        </text:list-item>
        <text:list-item>
          <text:p text:style-name="LB_5f_ListBullet"><text:span text:style-name="Code_20_in_20_Text">java.naming.provider.url</text:span></text:p>
        </text:list-item>
        <text:list-item>
          <text:p text:style-name="LB_5f_ListBullet"><text:span text:style-name="Code_20_in_20_Text">java.naming.factory.object</text:span></text:p>
        </text:list-item>
        <text:list-item>
          <text:p text:style-name="LB_5f_ListBullet"><text:span text:style-name="Code_20_in_20_Text">java.naming.factory.state</text:span></text:p>
        </text:list-item>
        <text:list-item>
          <text:p text:style-name="LB_5f_ListBullet"><text:span text:style-name="Code_20_in_20_Text">java.naming.factory.url.pkgs</text:span></text:p>
        </text:list-item>
        <text:list-item>
          <text:p text:style-name="LB_5f_ListBullet"><text:span text:style-name="Code_20_in_20_Text">java.naming.dns.url</text:span></text:p>
        </text:list-item>
        <text:list-item>
          <text:p text:style-name="LB_5f_ListBullet"><text:span text:style-name="Code_20_in_20_Text">java.naming.authoritative</text:span></text:p>
        </text:list-item>
        <text:list-item>
          <text:p text:style-name="LB_5f_ListBullet"><text:span text:style-name="Code_20_in_20_Text">java.naming.batchsize</text:span></text:p>
        </text:list-item>
        <text:list-item>
          <text:p text:style-name="LB_5f_ListBullet"><text:span text:style-name="Code_20_in_20_Text">java.naming.referral</text:span></text:p>
        </text:list-item>
        <text:list-item>
          <text:p text:style-name="LB_5f_ListBullet"><text:span text:style-name="Code_20_in_20_Text">java.naming.security.protocol</text:span></text:p>
        </text:list-item>
        <text:list-item>
          <text:p text:style-name="LB_5f_ListBullet"><text:span text:style-name="Code_20_in_20_Text">java.naming.security.authentication</text:span></text:p>
        </text:list-item>
        <text:list-item>
          <text:p text:style-name="LB_5f_ListBullet"><text:span text:style-name="Code_20_in_20_Text">java.naming.security.principal</text:span></text:p>
        </text:list-item>
        <text:list-item>
          <text:p text:style-name="LB_5f_ListBullet"><text:span text:style-name="Code_20_in_20_Text">java.naming.security.credentials</text:span></text:p>
        </text:list-item>
        <text:list-item>
          <text:p text:style-name="LB_5f_ListBullet"><text:span text:style-name="Code_20_in_20_Text">java.naming.language</text:span></text:p>
        </text:list-item>
        <text:list-item>
          <text:p text:style-name="LB_5f_ListBullet"><text:span text:style-name="Code_20_in_20_Text">java.naming.applet</text:span></text:p>
        </text:list-item>
      </text:list>
      <text:p text:style-name="N_5f_Normal">For more details on what information to use in these attributes, check your JNDI provider’s documentation and <text:s/>consult the Java API reference material.</text:p>
      <text:h text:style-name="SS_5f_Subsection" text:outline-level="2">Using a Named Reply Destination</text:h>
      <text:p text:style-name="N_5f_Normal">By default Celtix endpoints using JMS create a temporary queue for sending replies back and forth. You can change this behavior by setting the <text:span text:style-name="Code_20_in_20_Text">jndiReplyDestinationName</text:span> attribute in the endpoint's contract. A Celtix client endpoint will listen for replies on the specified destination and it will specify the value of the attribute in the <text:span text:style-name="Code_20_in_20_Text">ReplyTo</text:span> field of all outgoing requests. A Celtix service endpoint will use the value of the <text:span text:style-name="Code_20_in_20_Text">jndiReplyDestinationName</text:span> attribute as the location for placing replies if there is no destination specified in the request’s <text:span text:style-name="Code_20_in_20_Text">ReplyTo</text:span> field.</text:p>
      <text:h text:style-name="SS_5f_Subsection" text:outline-level="2">Example</text:h>
      <text:p text:style-name="N_5f_Normal"><text:sequence-ref text:reference-format="category-and-value" text:ref-name="refText1">Text 2</text:sequence-ref> shows an example of an Celtix JMS port specification.</text:p>
      <table:table table:name="Table3" table:style-name="Table3">
        <table:table-column table:style-name="Table3.A"/>
        <table:table-row>
          <table:table-cell table:style-name="Table3.A1" office:value-type="string">
            <text:p text:style-name="C_5f_Code">&lt;service name="JMSService"&gt;</text:p>
            <text:p text:style-name="C_5f_Code"><text:s/>&lt;port binding="tns:Greeter_SOAPBinding" name="SoapPort"&gt;</text:p>
            <text:p text:style-name="C_5f_Code"><text:s text:c="2"/>&lt;jms:address jndiConnectionFactoryName="ConnectionFactory" </text:p>
            <text:p text:style-name="C_5f_Code"><text:s text:c="15"/>jndiDestinationName="dynamicQueues/test.Celtix.jmstransport"&gt;</text:p>
            <text:p text:style-name="C_5f_Code"><text:s text:c="3"/>&lt;jms:JMSNamingProperty name="java.naming.factory.initial"</text:p>
            <text:p text:style-name="C_5f_Code"><text:s text:c="26"/>value="org.activemq.jndi.ActiveMQInitialContextFactory" /&gt;</text:p>
            <text:p text:style-name="C_5f_Code"><text:s text:c="3"/>&lt;jms:JMSNamingProperty name="java.naming.provider.url"</text:p>
            <text:p text:style-name="C_5f_Code"><text:s text:c="26"/>value="tcp://localhost:61616" /&gt;</text:p>
            <text:p text:style-name="C_5f_Code"><text:s text:c="2"/>&lt;/jms:address&gt;</text:p>
            <text:p text:style-name="C_5f_Code"><text:s/>&lt;/port&gt;</text:p>
            <text:p text:style-name="C_5f_Code">&lt;/service&gt;</text:p>
          </table:table-cell>
        </table:table-row>
      </table:table>
      <text:p text:style-name="Text">Text <text:sequence text:ref-name="refText1" text:name="Text" text:formula="ooow:Text+1" style:num-format="1">2</text:sequence>: Celtix JMS Port</text:p>
      <text:h text:style-name="S_5f_Section" text:outline-level="1">Consumer Endpoint Configuration</text:h>
      <text:p text:style-name="N_5f_Normal">JMS consumer endpoints specify the type of messages they use. JMS consumer endpoint can use either a JMS <text:span text:style-name="Code_20_in_20_Text">ObjectMessage</text:span> or a JMS <text:span text:style-name="Code_20_in_20_Text">TextMessage</text:span>. When using an <text:span text:style-name="Code_20_in_20_Text">ObjectMessage</text:span> the consumer endpoint uses a <text:span text:style-name="Code_20_in_20_Text">byte[]</text:span> as the method for storing data into and retrieving data from the JMS message body. When messages are sent, the message data, including any formating information, is packaged into a <text:span text:style-name="Code_20_in_20_Text">byte[]</text:span> and placed into the JMS message body before it is placed on the wire. When messages are received, the consumer endpoint will attempt to unmarshall the data stored in the JMS body as if it were packed in a <text:span text:style-name="Code_20_in_20_Text">byte[]</text:span>.</text:p>
      <text:p text:style-name="N_5f_Normal">When using a <text:span text:style-name="Code_20_in_20_Text">TextMessage</text:span>, the consumer endpoint uses a string as the method for storing and retrieving data from the JMS message body. When messages are sent, the message information, including any format-specific information, is converted into a string and placed into the JMS message body. When messages are received the consumer endpoint will attempt to unmashall the data stored in the JMS message body as if it were packed into a string.</text:p>
      <text:p text:style-name="N_5f_Normal">When a native JMS applications interact with Celtix consumers, the JMS application is responsible for interpreting the message and the formatting information. For example, if the Celtix contract specifies that the binding used for a JMS endpoint is SOAP, and the messages are packaged as <text:span text:style-name="Code_20_in_20_Text">TextMessage</text:span>, the receiving JMS application will get a text message containing all of the SOAP envelope information.</text:p>
      <text:p text:style-name="N_5f_Normal">Consumer endpoint can be configured in one of two ways:</text:p>
      <text:list text:style-name="List_20_1">
        <text:list-item>
          <text:p text:style-name="P4"><text:a xlink:type="simple" xlink:href="#3.1.Using Celtix Configuration|outline">Celtix configuration</text:a></text:p>
        </text:list-item>
        <text:list-item>
          <text:p text:style-name="P4"><text:a xlink:type="simple" xlink:href="#3.2.Using WSDL|outline">WSDL file</text:a></text:p>
        </text:list-item>
      </text:list>
      <text:p text:style-name="N_5f_Normal">The recommended method is to place the consumer endpoint specific information into the Celtix configuration file for the endpoint.</text:p>
      <text:h text:style-name="SS_5f_Subsection" text:outline-level="2">Using Celtix Configuration</text:h>
      <text:p text:style-name="N_5f_Normal">The Celtix JMS endpoint configuration properties are specified under the namespace <text:a xlink:type="simple" xlink:href="http://celtix.objectweb.org/transports/jms">http://celtix.objectweb.org/transports/jms</text:a>. In order to use the JMS configuration properties you will need to add the line shown in <text:sequence-ref text:reference-format="category-and-value" text:ref-name="refText2">Text 3</text:sequence-ref> to the <text:span text:style-name="Code_20_in_20_Text">beans</text:span> element of your configuration.</text:p>
      <table:table table:name="Table6" table:style-name="Table6">
        <table:table-column table:style-name="Table6.A"/>
        <table:table-row>
          <table:table-cell table:style-name="Table6.A1" office:value-type="string">
            <text:p text:style-name="C_5f_Code">xmlns:jms="http://celtix.objectweb.org/transports/jms"</text:p>
          </table:table-cell>
        </table:table-row>
      </table:table>
      <text:p text:style-name="N_5f_Normal">Text <text:sequence text:ref-name="refText2" text:name="Text" text:formula="ooow:Text+1" style:num-format="1">3</text:sequence>: JMS Properties Namespace</text:p>
      <text:p text:style-name="N_5f_Normal">Consumer endpoint configuration is specified using the <text:span text:style-name="Code_20_in_20_Text">org.objectweb.celtix.bus.transports.jms.jms_client_config.spring.JMSClientConfigBean</text:span> class for the configuration bean. Using this configuration bean, you specify the message type supported by the consumer endpoint using the <text:span text:style-name="Code_20_in_20_Text">jmsClient</text:span> property. It has a single value, <text:span text:style-name="Code_20_in_20_Text">jms:client</text:span>, that has a single attribute:</text:p>
      <table:table table:name="Table7" table:style-name="Table7">
        <table:table-column table:style-name="Table7.A"/>
        <table:table-column table:style-name="Table7.B"/>
        <table:table-row table:style-name="Table7.1">
          <table:table-cell table:style-name="Table7.A1" office:value-type="string">
            <text:p text:style-name="N_5f_Normal"><text:span text:style-name="Code_20_in_20_Text">messageType</text:span></text:p>
          </table:table-cell>
          <table:table-cell table:style-name="Table7.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p text:style-name="P5"/>
      <text:p text:style-name="P5"><text:sequence-ref text:reference-format="category-and-value" text:ref-name="refText3">Text 4</text:sequence-ref> shows a Celtix configuration entry for configuring a JMS consumer endpoint.</text:p>
      <table:table table:name="Table8" table:style-name="Table8">
        <table:table-column table:style-name="Table8.A"/>
        <table:table-row>
          <table:table-cell table:style-name="Table8.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client"</text:p>
            <text:p text:style-name="C_5f_Code"><text:s text:c="8"/>class="org.objectweb.celtix.bus.transports.jms.jms_client_config.spring.JMSClientConfigBean"&gt;</text:p>
            <text:p text:style-name="C_5f_Code"><text:s text:c="4"/>&lt;property name="jmsClient"&gt;</text:p>
            <text:p text:style-name="C_5f_Code"><text:s text:c="6"/>&lt;value&gt;</text:p>
            <text:p text:style-name="C_5f_Code"><text:s text:c="8"/>&lt;jms:client messageType="binary" /&gt;</text:p>
            <text:p text:style-name="C_5f_Code"><text:s text:c="6"/>&lt;/value&gt;</text:p>
            <text:p text:style-name="C_5f_Code"><text:s text:c="4"/>&lt;/property&gt;</text:p>
            <text:p text:style-name="C_5f_Code"><text:s text:c="2"/>&lt;/bean&gt;</text:p>
            <text:p text:style-name="C_5f_Code"><text:s text:c="2"/>...</text:p>
            <text:p text:style-name="C_5f_Code">&lt;/beans&gt;</text:p>
          </table:table-cell>
        </table:table-row>
      </table:table>
      <text:p text:style-name="N_5f_Normal">Text <text:sequence text:ref-name="refText3" text:name="Text" text:formula="ooow:Text+1" style:num-format="1">4</text:sequence>: Configuration for a JMS consumer endpoint</text:p>
      <text:p text:style-name="P5">In addition to specifying the <text:span text:style-name="Code_20_in_20_Text">jmsClient</text:span> property, you can also specify the contact information used by the consumer for contacting a service endpoint. This is done by adding the <text:span text:style-name="Code_20_in_20_Text">jmsAddress</text:span> property to the consumer endpoint's configuration bean.</text:p>
      <text:p text:style-name="P5">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The type of messages accepted by a JMS consumer endpoint is configured using the optional <text:span text:style-name="Code_20_in_20_Text">jms:client</text:span> element. The <text:span text:style-name="Code_20_in_20_Text">jms:client</text:span> element is a child of the WSDL <text:span text:style-name="Code_20_in_20_Text">port</text:span> element and has one attribute:</text:p>
      <table:table table:name="Table1" table:style-name="Table1">
        <table:table-column table:style-name="Table1.A"/>
        <table:table-column table:style-name="Table1.B"/>
        <table:table-row table:style-name="Table1.1">
          <table:table-cell table:style-name="Table1.A1" office:value-type="string">
            <text:p text:style-name="N_5f_Normal"><text:span text:style-name="Code_20_in_20_Text">messageType</text:span></text:p>
          </table:table-cell>
          <table:table-cell table:style-name="Table1.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h text:style-name="S_5f_Section" text:outline-level="1">Service Endpoint Configuration</text:h>
      <text:p text:style-name="N_5f_Normal">JMS service endpoints have a number of behaviors that are configurable in the contract. These include:</text:p>
      <text:list text:style-name="List_20_1">
        <text:list-item>
          <text:p text:style-name="P4">how messages are correlated</text:p>
        </text:list-item>
        <text:list-item>
          <text:p text:style-name="P4">the use of durable subscriptions</text:p>
        </text:list-item>
        <text:list-item>
          <text:p text:style-name="P4">if the service uses local JMS transactions</text:p>
        </text:list-item>
        <text:list-item>
          <text:p text:style-name="P4">the message selectors used by the endpoint</text:p>
        </text:list-item>
      </text:list>
      <text:p text:style-name="N_5f_Normal">Service endpoints can be configure in one of two ways:</text:p>
      <text:list text:style-name="List_20_1">
        <text:list-item>
          <text:p text:style-name="P4"><text:a xlink:type="simple" xlink:href="#4.1.Using Celtix Configuration|outline">Celtix configuration</text:a></text:p>
        </text:list-item>
        <text:list-item>
          <text:p text:style-name="P4">WSDL file</text:p>
        </text:list-item>
      </text:list>
      <text:h text:style-name="SS_5f_Subsection" text:outline-level="2">Using Celtix Configuration</text:h>
      <text:p text:style-name="N_5f_Normal">The Celtix JMS endpoint configuration properties are specified under the namespace <text:a xlink:type="simple" xlink:href="http://celtix.objectweb.org/transports/jms">http://celtix.objectweb.org/transports/jms</text:a>. In order to use the JMS configuration properties you will need to add the line shown in <text:sequence-ref text:reference-format="category-and-value" text:ref-name="refText4">Text 5</text:sequence-ref> to the <text:span text:style-name="Code_20_in_20_Text">beans</text:span> element of your configuration.</text:p>
      <table:table table:name="Table9" table:style-name="Table9">
        <table:table-column table:style-name="Table9.A"/>
        <table:table-row>
          <table:table-cell table:style-name="Table9.A1" office:value-type="string">
            <text:p text:style-name="C_5f_Code">xmlns:jms="http://celtix.objectweb.org/transports/jms"</text:p>
          </table:table-cell>
        </table:table-row>
      </table:table>
      <text:p text:style-name="N_5f_Normal">Text <text:sequence text:ref-name="refText4" text:name="Text" text:formula="ooow:Text+1" style:num-format="1">5</text:sequence>: JMS Properties Namespace</text:p>
      <text:p text:style-name="N_5f_Normal">Service endpoint configuration is specified using the <text:span text:style-name="Code_20_in_20_Text">org.objectweb.celtix.bus.transports.jms.jms_server_config.spring.JMSServerConfigBean</text:span> class for the configuration bean. Using this configuration bean, you specify the service endpoint's behaviors using the <text:span text:style-name="Code_20_in_20_Text">jmsServer</text:span> property. It has a single value, <text:span text:style-name="Code_20_in_20_Text">jms:server</text:span>, that has a the following attributes:</text:p>
      <table:table table:name="Table10" table:style-name="Table10">
        <table:table-column table:style-name="Table10.A"/>
        <table:table-column table:style-name="Table10.B"/>
        <table:table-row table:style-name="Table10.1">
          <table:table-cell office:value-type="string">
            <text:p text:style-name="N_5f_Normal"><text:span text:style-name="Code_20_in_20_Text">useMessageIDAsCorrealationID</text:span></text:p>
          </table:table-cell>
          <table:table-cell office:value-type="string">
            <text:p text:style-name="N_5f_Normal">Specifies whether the JMS broker will use the message ID to correlate messages. The default is <text:span text:style-name="Code_20_in_20_Text">false</text:span>.</text:p>
          </table:table-cell>
        </table:table-row>
        <table:table-row table:style-name="Table10.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10.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10.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p text:style-name="N_5f_Normal"/>
      <text:p text:style-name="P5"><text:sequence-ref text:reference-format="category-and-value" text:ref-name="refText5">Text 6</text:sequence-ref> shows a Celtix configuration entry for configuring a JMS service endpoint.</text:p>
      <table:table table:name="Table11" table:style-name="Table11">
        <table:table-column table:style-name="Table11.A"/>
        <table:table-row>
          <table:table-cell table:style-name="Table11.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server"</text:p>
            <text:p text:style-name="C_5f_Code"><text:s text:c="8"/>class="org.objectweb.celtix.bus.transports.jms.jms_server_config.spring.JMSServerConfigBean"&gt;</text:p>
            <text:p text:style-name="C_5f_Code"><text:s text:c="4"/>&lt;property name="jmsServer"&gt;</text:p>
            <text:p text:style-name="C_5f_Code"><text:s text:c="6"/>&lt;value&gt;</text:p>
            <text:p text:style-name="C_5f_Code"><text:s text:c="8"/>&lt;jms:server messageSelector="pickMe"</text:p>
            <text:p text:style-name="C_5f_Code"><text:s text:c="20"/>useMessageIDAsCorrelationID="true"</text:p>
            <text:p text:style-name="C_5f_Code"><text:s text:c="20"/>transactional="false"</text:p>
            <text:p text:style-name="C_5f_Code"><text:s text:c="20"/>durableSubscriberName="CeltixSubscriber" /&gt;</text:p>
            <text:p text:style-name="C_5f_Code"><text:s text:c="6"/>&lt;/value&gt;</text:p>
            <text:p text:style-name="C_5f_Code"><text:s text:c="4"/>&lt;/property&gt;</text:p>
            <text:p text:style-name="C_5f_Code"><text:s text:c="2"/>&lt;/bean&gt;</text:p>
            <text:p text:style-name="C_5f_Code"><text:s text:c="2"/>...</text:p>
            <text:p text:style-name="C_5f_Code">&lt;/beans&gt;</text:p>
          </table:table-cell>
        </table:table-row>
      </table:table>
      <text:p text:style-name="N_5f_Normal">Text <text:sequence text:ref-name="refText5" text:name="Text" text:formula="ooow:Text+1" style:num-format="1">6</text:sequence>: Configuration for a JMS service endpoint</text:p>
      <text:p text:style-name="P5">In addition to specifying the <text:span text:style-name="Code_20_in_20_Text">jmsServer</text:span> property, you can also specify the contact information of the service endpoint. This is done by adding the <text:span text:style-name="Code_20_in_20_Text">jmsAddress</text:span> property to the service endpoint's configuration bean.</text:p>
      <text:p text:style-name="P5">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Service endpoint behaviors are configured using the optional <text:span text:style-name="Code_20_in_20_Text">jms:server</text:span> element. The <text:span text:style-name="Code_20_in_20_Text">jms:server</text:span> element is a child of the WSDL <text:span text:style-name="Code_20_in_20_Text">port</text:span> element and has the following attributes:</text:p>
      <table:table table:name="Table2" table:style-name="Table2">
        <table:table-column table:style-name="Table2.A"/>
        <table:table-column table:style-name="Table2.B"/>
        <table:table-row table:style-name="Table2.1">
          <table:table-cell office:value-type="string">
            <text:p text:style-name="N_5f_Normal"><text:span text:style-name="Code_20_in_20_Text">useMessageIDAsCorrealationID</text:span></text:p>
          </table:table-cell>
          <table:table-cell office:value-type="string">
            <text:p text:style-name="N_5f_Normal">Specifies whether JMS will use the message ID to correlate messages. The default is <text:span text:style-name="Code_20_in_20_Text">false</text:span>.</text:p>
          </table:table-cell>
        </table:table-row>
        <table:table-row table:style-name="Table2.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2.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2.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h text:style-name="S_5f_Section" text:outline-level="1">Using the JMS Context</text:h>
      <text:p text:style-name="N_5f_Normal">The Celtix context mechanism can be used to inspect a number of the properties associated with a JMS message. The context mechanism can also be used to overide some of the JMS endpoint's configuration.</text:p>
      <text:h text:style-name="SS_5f_Subsection" text:outline-level="2">Inspecting JMS Properties</text:h>
      <text:p text:style-name="N_5f_Normal">Once a message has been successfully retrieved from the JMS transport you can inspect the the JMS properties listed in <text:sequence-ref text:reference-format="category-and-value" text:ref-name="refTable0">Table 1</text:sequence-ref> using the response context in a consumer endpoint or the request context in a service endpoint.</text:p>
      <table:table table:name="Table12" table:style-name="Table12">
        <table:table-column table:style-name="Table12.A" table:number-columns-repeated="2"/>
        <table:table-header-rows>
          <table:table-row table:style-name="Table12.1">
            <table:table-cell table:style-name="Table12.A1" office:value-type="string">
              <text:p text:style-name="Table_20_Heading">Property Name</text:p>
            </table:table-cell>
            <table:table-cell table:style-name="Table12.B1" office:value-type="string">
              <text:p text:style-name="Table_20_Heading">Property Type</text:p>
            </table:table-cell>
          </table:table-row>
        </table:table-header-rows>
        <table:table-row>
          <table:table-cell table:style-name="Table12.A2" office:value-type="string">
            <text:p text:style-name="N_5f_Normal">JMSCorrelationID</text:p>
          </table:table-cell>
          <table:table-cell table:style-name="Table12.B2" office:value-type="string">
            <text:p text:style-name="N_5f_Normal"><text:span text:style-name="Code_20_in_20_Text">string</text:span></text:p>
          </table:table-cell>
        </table:table-row>
        <table:table-row>
          <table:table-cell table:style-name="Table12.A2" office:value-type="string">
            <text:p text:style-name="N_5f_Normal">JMSDeliveryMode</text:p>
          </table:table-cell>
          <table:table-cell table:style-name="Table12.B2" office:value-type="string">
            <text:p text:style-name="N_5f_Normal"><text:span text:style-name="Code_20_in_20_Text">int</text:span></text:p>
          </table:table-cell>
        </table:table-row>
        <table:table-row>
          <table:table-cell table:style-name="Table12.A2" office:value-type="string">
            <text:p text:style-name="N_5f_Normal">JMSExpiration</text:p>
          </table:table-cell>
          <table:table-cell table:style-name="Table12.B2" office:value-type="string">
            <text:p text:style-name="N_5f_Normal"><text:span text:style-name="Code_20_in_20_Text">long</text:span></text:p>
          </table:table-cell>
        </table:table-row>
        <table:table-row>
          <table:table-cell table:style-name="Table12.A2" office:value-type="string">
            <text:p text:style-name="N_5f_Normal">JMSMessageID</text:p>
          </table:table-cell>
          <table:table-cell table:style-name="Table12.B2" office:value-type="string">
            <text:p text:style-name="N_5f_Normal"><text:span text:style-name="Code_20_in_20_Text">string</text:span></text:p>
          </table:table-cell>
        </table:table-row>
        <table:table-row>
          <table:table-cell table:style-name="Table12.A2" office:value-type="string">
            <text:p text:style-name="N_5f_Normal">JMSPriority</text:p>
          </table:table-cell>
          <table:table-cell table:style-name="Table12.B2" office:value-type="string">
            <text:p text:style-name="N_5f_Normal"><text:span text:style-name="Code_20_in_20_Text">int</text:span></text:p>
          </table:table-cell>
        </table:table-row>
        <table:table-row>
          <table:table-cell table:style-name="Table12.A2" office:value-type="string">
            <text:p text:style-name="N_5f_Normal">JMSRedelivered</text:p>
          </table:table-cell>
          <table:table-cell table:style-name="Table12.B2" office:value-type="string">
            <text:p text:style-name="N_5f_Normal"><text:span text:style-name="Code_20_in_20_Text">boolean</text:span></text:p>
          </table:table-cell>
        </table:table-row>
        <table:table-row>
          <table:table-cell table:style-name="Table12.A2" office:value-type="string">
            <text:p text:style-name="N_5f_Normal">JMSTimeStamp</text:p>
          </table:table-cell>
          <table:table-cell table:style-name="Table12.B2" office:value-type="string">
            <text:p text:style-name="N_5f_Normal"><text:span text:style-name="Code_20_in_20_Text">long</text:span></text:p>
          </table:table-cell>
        </table:table-row>
        <table:table-row>
          <table:table-cell table:style-name="Table12.A2" office:value-type="string">
            <text:p text:style-name="N_5f_Normal">JMSType</text:p>
          </table:table-cell>
          <table:table-cell table:style-name="Table12.B2" office:value-type="string">
            <text:p text:style-name="N_5f_Normal"><text:span text:style-name="Code_20_in_20_Text">string</text:span></text:p>
          </table:table-cell>
        </table:table-row>
        <table:table-row>
          <table:table-cell table:style-name="Table12.A2" office:value-type="string">
            <text:p text:style-name="N_5f_Normal">TimeToLive</text:p>
          </table:table-cell>
          <table:table-cell table:style-name="Table12.B2" office:value-type="string">
            <text:p text:style-name="N_5f_Normal"><text:span text:style-name="Code_20_in_20_Text">long</text:span></text:p>
          </table:table-cell>
        </table:table-row>
        <table:table-row>
          <table:table-cell table:style-name="Table12.A2" office:value-type="string">
            <text:p text:style-name="N_5f_Normal">JMSClientRecieveTimeOut</text:p>
          </table:table-cell>
          <table:table-cell table:style-name="Table12.B2" office:value-type="string">
            <text:p text:style-name="N_5f_Normal"><text:span text:style-name="Code_20_in_20_Text">long</text:span></text:p>
          </table:table-cell>
        </table:table-row>
      </table:table>
      <text:p text:style-name="Table">Table <text:sequence text:ref-name="refTable1" text:name="Table" text:formula="ooow:Table+1" style:num-format="1">1</text:sequence>.: JMS Properties</text:p>
      <text:p text:style-name="N_5f_Normal">In addition, you can inspect any optional properties stored in the JMS header using the <text:span text:style-name="Code_20_in_20_Text">JMSPropertyType</text:span>. Optional properties are stored as name/value pairs.</text:p>
      <text:h text:style-name="SS_5f_Subsection" text:outline-level="2">Setting JMS Properties</text:h>
      <text:p text:style-name="N_5f_Normal">Using the request context in a consumer endpoint or the response context in a service endpoint, you can set the following properties:</text:p>
      <text:list text:style-name="List_20_1">
        <text:list-item>
          <text:p text:style-name="P4">JMSCorrelationID</text:p>
        </text:list-item>
        <text:list-item>
          <text:p text:style-name="P4">JMSDeliveryMode</text:p>
        </text:list-item>
        <text:list-item>
          <text:p text:style-name="P4">TimeToLive</text:p>
        </text:list-item>
        <text:list-item>
          <text:p text:style-name="P4">JMSClientRecieveTimeOut</text:p>
        </text:list-item>
        <text:list-item>
          <text:p text:style-name="P4">optional JMS proper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Service Endpoint Configuration</text:chapter>:<text:chapter text:display="name" text:outline-level="2">Using Celtix Configuration</text:chapter></text:p>
      </style:header>
      <style:footer>
        <text:p text:style-name="Footer_20_left"><text:page-number style:num-format="1" text:select-page="current">7</text:page-number></text:p>
      </style:footer>
    </style:master-page>
    <style:master-page style:name="Right_20_Page" style:display-name="Right Page" style:page-layout-name="pm4" style:next-style-name="Left_20_Page">
      <style:header>
        <text:p text:style-name="Header_20_right"><text:chapter text:display="name" text:outline-level="1">Using the JMS Context</text:chapter>:<text:chapter text:display="name" text:outline-level="2">Inspecting JMS Properties</text:chapter></text:p>
      </style:header>
      <style:footer>
        <text:p text:style-name="Footer_20_right"><text:page-number style:num-format="1"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2-22T10:05:13</meta:creation-date>
    <dc:creator>Eric Johnson</dc:creator>
    <dc:date>2006-03-31T18:23:59</dc:date>
    <dc:language>en-US</dc:language>
    <meta:editing-cycles>314</meta:editing-cycles>
    <meta:editing-duration>PT5H10M45S</meta:editing-duration>
    <meta:user-defined meta:name="Info 1"/>
    <meta:user-defined meta:name="Info 2"/>
    <meta:user-defined meta:name="Info 3"/>
    <meta:user-defined meta:name="Info 4"/>
    <meta:document-statistic meta:table-count="12" meta:image-count="0" meta:object-count="0" meta:page-count="7" meta:paragraph-count="207" meta:word-count="1887" meta:character-count="13595"/>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